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00ff00"/>
    </style:style>
  </office:automatic-styles>
  <office:body>
    <office:drawing>
      <draw:page draw:name="mypage" draw:style-name="dp1" draw:master-page-name="mymaster">
        <draw:custom-shape draw:name="myshape" draw:style-name="myShapeStyle" draw:layer="layout" svg:width="10cm" svg:height="5cm" svg:x="0.5cm" svg:y="0.5cm">
          <text:p/>
          <draw:enhanced-geometry svg:viewBox="0 0 1000 500" draw:text-areas="0 0 1000 500" draw:type="non-primitive" draw:enhanced-path="U 950 250 200 200 90 180 250 250 200 200 180 270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 Unicode MS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yShapeStyle" style:family="graphic">
      <style:graphic-properties draw:stroke="solid" svg:stroke-width="0.5cm" svg:stroke-color="#0000ff" draw:marker-start-width="0.2cm" draw:marker-start-center="false" draw:marker-end-width="0.2cm" draw:marker-end-center="false" svg:stroke-opacity="100%" draw:stroke-linejoin="miter" svg:stroke-linecap="butt" draw:fill="none" draw:fill-color="#ffffff" draw:secondary-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middle" draw:auto-grow-height="false" draw:auto-grow-width="false" draw:fit-to-size="false" style:shrink-to-fit="false" draw:fit-to-contour="false" fo:max-height="0cm" fo:max-width="0cm" fo:min-height="4.543cm" fo:min-width="9.119cm" fo:padding-top="0.229cm" fo:padding-bottom="0.229cm" fo:padding-left="0.441cm" fo:padding-right="0.441cm" fo:wrap-option="wrap" draw:shadow="hidden" draw:shadow-offset-x="0cm" draw:shadow-offset-y="0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myShapeSty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style:use-window-font-color="true" style:text-outline="false" style:text-line-through-style="none" style:text-line-through-type="none" style:text-position="0% 100%" style:font-name="Liberation Serif" fo:font-family="'Liberation Serif'" style:font-family-generic="roman" style:font-pitch="variable" fo:font-size="12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false" style:font-name-asian="Segoe UI" style:font-family-asian="'Segoe UI'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</office:styles>
  <office:automatic-styles>
    <style:page-layout style:name="PM0">
      <style:page-layout-properties fo:margin-top="0cm" fo:margin-bottom="0cm" fo:margin-left="0cm" fo:margin-right="0cm" fo:page-width="11cm" fo:page-height="6cm" style:print-orientation="landscape"/>
    </style:page-layout>
    <style:style style:name="Mdp1" style:family="drawing-page">
      <style:drawing-page-properties draw:background-size="border" draw:fill="solid" draw:fill-color="#ffff00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ymaster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egina Henschel</meta:initial-creator>
    <meta:creation-date>2019-02-22T19:02:43.160000000</meta:creation-date>
    <dc:date>2019-02-27T19:06:14.601000000</dc:date>
    <dc:creator>Regina Henschel</dc:creator>
    <meta:editing-duration>PT10M3S</meta:editing-duration>
    <meta:editing-cycles>8</meta:editing-cycles>
    <meta:generator>Bdiverses/6.3.0.0.alpha0$Windows_X86_64 LibreOffice_project/2f1b939aeebf871a64fb587c078f87a5a0a9b137</meta:generator>
    <meta:document-statistic meta:object-count="1"/>
  </office:meta>
</office:document-meta>
</file>